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6660" officeooo:paragraph-rsid="000866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dokument</text:p>
      <text:p text:style-name="P1"/>
      <text:p text:style-name="P1">Testing 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1:17:58.474000000</meta:creation-date>
    <dc:date>2018-09-06T11:19:00.770000000</dc:date>
    <meta:editing-duration>PT1M3S</meta:editing-duration>
    <meta:editing-cycles>1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2" meta:word-count="3" meta:character-count="27" meta:non-whitespace-character-count="26"/>
  </office:meta>
</office:document-meta>
</file>